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Liberation Serif1" svg:font-family="'Liberation Serif'" style:font-family-generic="roman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ource Code Pro" officeooo:rsid="000523cd" officeooo:paragraph-rsid="000523cd"/>
    </style:style>
    <style:style style:name="P2" style:family="paragraph" style:parent-style-name="Standard">
      <style:paragraph-properties fo:text-align="start" style:justify-single-word="false"/>
      <style:text-properties style:font-name="Source Code Pro" officeooo:rsid="0006b19f" officeooo:paragraph-rsid="0006b19f"/>
    </style:style>
    <style:style style:name="P3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092b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weight="bold" officeooo:rsid="00095c4a" officeooo:paragraph-rsid="00095c4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weight="bold" officeooo:rsid="000b51b7" officeooo:paragraph-rsid="000b51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0cc67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1a0eb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ource Code Pro" fo:font-weight="bold" officeooo:rsid="000e6f02" officeooo:paragraph-rsid="000e6f0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ource Code Pro" fo:font-weight="bold" officeooo:rsid="000fd495" officeooo:paragraph-rsid="000fd49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ource Code Pro" fo:font-weight="bold" officeooo:rsid="001069f7" officeooo:paragraph-rsid="001069f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1d2aba" officeooo:paragraph-rsid="001d2ab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Source Code Pro" fo:font-weight="bold" officeooo:rsid="001069f7" officeooo:paragraph-rsid="001069f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2e5939" officeooo:paragraph-rsid="002e593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ource Code Pro" officeooo:rsid="0006b19f" officeooo:paragraph-rsid="0006b19f"/>
    </style:style>
    <style:style style:name="P17" style:family="paragraph" style:parent-style-name="Standard">
      <style:paragraph-properties fo:text-align="start" style:justify-single-word="false"/>
      <style:text-properties style:font-name="Source Code Pro" officeooo:rsid="00222f15" officeooo:paragraph-rsid="00222f15"/>
    </style:style>
    <style:style style:name="P18" style:family="paragraph" style:parent-style-name="Standard">
      <style:paragraph-properties fo:text-align="start" style:justify-single-word="false"/>
      <style:text-properties style:font-name="Source Code Pro" officeooo:rsid="002358a5" officeooo:paragraph-rsid="002358a5"/>
    </style:style>
    <style:style style:name="P19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2358a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Source Code Pro" officeooo:rsid="002525d8" officeooo:paragraph-rsid="002525d8"/>
    </style:style>
    <style:style style:name="P21" style:family="paragraph" style:parent-style-name="Standard">
      <style:paragraph-properties fo:text-align="start" style:justify-single-word="false"/>
      <style:text-properties style:font-name="Source Code Pro" officeooo:rsid="002525d8" officeooo:paragraph-rsid="0028676f"/>
    </style:style>
    <style:style style:name="P22" style:family="paragraph" style:parent-style-name="Standard">
      <style:paragraph-properties fo:text-align="start" style:justify-single-word="false"/>
      <style:text-properties style:font-name="Source Code Pro" officeooo:rsid="002912d6" officeooo:paragraph-rsid="002912d6"/>
    </style:style>
    <style:style style:name="P23" style:family="paragraph" style:parent-style-name="Standard">
      <style:paragraph-properties fo:text-align="start" style:justify-single-word="false"/>
      <style:text-properties style:font-name="Source Code Pro" officeooo:rsid="002912d6" officeooo:paragraph-rsid="002a9a4b"/>
    </style:style>
    <style:style style:name="P24" style:family="paragraph" style:parent-style-name="Standard">
      <style:paragraph-properties fo:text-align="start" style:justify-single-word="false"/>
      <style:text-properties style:font-name="Source Code Pro" officeooo:rsid="002a9a4b" officeooo:paragraph-rsid="002a9a4b"/>
    </style:style>
    <style:style style:name="P25" style:family="paragraph" style:parent-style-name="Standard">
      <style:paragraph-properties fo:text-align="start" style:justify-single-word="false"/>
      <style:text-properties style:font-name="Source Code Pro" officeooo:rsid="002d557f" officeooo:paragraph-rsid="002d557f"/>
    </style:style>
    <style:style style:name="P26" style:family="paragraph" style:parent-style-name="Standard">
      <style:paragraph-properties fo:text-align="start" style:justify-single-word="false"/>
      <style:text-properties style:font-name="Source Code Pro" officeooo:rsid="002e5939" officeooo:paragraph-rsid="002e5939"/>
    </style:style>
    <style:style style:name="P27" style:family="paragraph" style:parent-style-name="Standard">
      <style:paragraph-properties fo:text-align="start" style:justify-single-word="false"/>
      <style:text-properties style:font-name="Source Code Pro" officeooo:rsid="002e5939" officeooo:paragraph-rsid="002ff9fd"/>
    </style:style>
    <style:style style:name="P28" style:family="paragraph" style:parent-style-name="Standard">
      <style:paragraph-properties fo:text-align="start" style:justify-single-word="false"/>
      <style:text-properties style:font-name="Source Code Pro" officeooo:rsid="0031b1fa" officeooo:paragraph-rsid="0031b1fa"/>
    </style:style>
    <style:style style:name="P29" style:family="paragraph" style:parent-style-name="Standard">
      <style:paragraph-properties fo:text-align="start" style:justify-single-word="false"/>
      <style:text-properties officeooo:paragraph-rsid="00309acb"/>
    </style:style>
    <style:style style:name="T1" style:family="text">
      <style:text-properties officeooo:rsid="0006b19f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officeooo:rsid="0006b19f" style:font-weight-asian="normal" style:font-weight-complex="normal"/>
    </style:style>
    <style:style style:name="T4" style:family="text">
      <style:text-properties style:text-position="super 58%" fo:font-weight="normal" officeooo:rsid="002358a5" style:font-weight-asian="normal" style:font-weight-complex="normal"/>
    </style:style>
    <style:style style:name="T5" style:family="text">
      <style:text-properties style:text-position="super 58%" officeooo:rsid="002b015c"/>
    </style:style>
    <style:style style:name="T6" style:family="text">
      <style:text-properties officeooo:rsid="00092b9c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2358a5" style:font-weight-asian="normal" style:font-weight-complex="normal"/>
    </style:style>
    <style:style style:name="T10" style:family="text">
      <style:text-properties style:text-position="0% 100%" fo:font-weight="normal" officeooo:rsid="00092b9c" style:font-weight-asian="normal" style:font-weight-complex="normal"/>
    </style:style>
    <style:style style:name="T11" style:family="text">
      <style:text-properties style:text-position="0% 100%" fo:font-weight="normal" officeooo:rsid="0006b19f" style:font-weight-asian="normal" style:font-weight-complex="normal"/>
    </style:style>
    <style:style style:name="T12" style:family="text">
      <style:text-properties style:text-position="0% 100%" officeooo:rsid="002b015c"/>
    </style:style>
    <style:style style:name="T13" style:family="text">
      <style:text-properties officeooo:rsid="001069f7"/>
    </style:style>
    <style:style style:name="T14" style:family="text">
      <style:text-properties style:text-position="sub 58%"/>
    </style:style>
    <style:style style:name="T15" style:family="text">
      <style:text-properties officeooo:rsid="0015acf3"/>
    </style:style>
    <style:style style:name="T16" style:family="text">
      <style:text-properties officeooo:rsid="001e9aed"/>
    </style:style>
    <style:style style:name="T17" style:family="text">
      <style:text-properties style:font-name="Source Code Pro" officeooo:rsid="002ff9fd"/>
    </style:style>
    <style:style style:name="T18" style:family="text">
      <style:text-properties style:font-name="Source Code Pro" officeooo:rsid="00309ac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92b9c" style:font-weight-asian="normal" style:font-weight-complex="normal"/>
    </style:style>
    <style:style style:name="T21" style:family="text">
      <style:text-properties fo:font-weight="normal" officeooo:rsid="0006b19f" style:font-weight-asian="normal" style:font-weight-complex="normal"/>
    </style:style>
    <style:style style:name="T22" style:family="text">
      <style:text-properties fo:font-weight="normal" officeooo:rsid="002358a5" style:font-weight-asian="normal" style:font-weight-complex="normal"/>
    </style:style>
    <style:style style:name="T23" style:family="text">
      <style:text-properties officeooo:rsid="0026612e"/>
    </style:style>
    <style:style style:name="T24" style:family="text">
      <style:text-properties officeooo:rsid="0027d71a"/>
    </style:style>
    <style:style style:name="T25" style:family="text">
      <style:text-properties officeooo:rsid="0028676f"/>
    </style:style>
    <style:style style:name="T26" style:family="text">
      <style:text-properties style:font-name="Source Code Pro1"/>
    </style:style>
    <style:style style:name="T27" style:family="text">
      <style:text-properties style:font-name="Source Code Pro1" officeooo:rsid="00309acb" style:font-name-asian="Source Code Pro1" style:font-name-complex="Source Code Pro1"/>
    </style:style>
    <style:style style:name="T28" style:family="text">
      <style:text-properties style:font-name="Source Code Pro1" officeooo:rsid="002ff9fd"/>
    </style:style>
    <style:style style:name="T29" style:family="text">
      <style:text-properties officeooo:rsid="00309a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#3</text:p>
      <text:p text:style-name="P1">2/6/2019</text:p>
      <text:p text:style-name="P1"/>
      <text:p text:style-name="P11">Problem 1</text:p>
      <text:p text:style-name="P19">Consider the (hypothetical) Jumping Juniper Problem. The following things are know about this problem:<text:line-break/></text:p>
      <text:p text:style-name="P19">- There is an algorithm that solves the problem in <text:span text:style-name="T6">Θ</text:span>(n<text:span text:style-name="T2">2.5</text:span>) time.</text:p>
      <text:p text:style-name="P3">- There is another algorithm that solves the problem in <text:span text:style-name="T6">Θ</text:span>(n<text:span text:style-name="T2">2</text:span>(log(n))<text:span text:style-name="T2">3</text:span>) time.</text:p>
      <text:p text:style-name="P3">- There is a third algorithm that solves the problem in <text:span text:style-name="T6">Θ</text:span>(n<text:span text:style-name="T2">1.5</text:span>) in 99% of the cases, and in <text:span text:style-name="T6">Θ</text:span>(n<text:span text:style-name="T2">4</text:span>) the other 1% of the cases.</text:p>
      <text:p text:style-name="P19">- It has been proven mathematically that the problem cannot be solved in less than <text:span text:style-name="T6">Θ</text:span>(nlog(n)) time.</text:p>
      <text:p text:style-name="P19"/>
      <text:p text:style-name="P19">What are the worst-case upper and lower bounds for the Jumping Juniper Problem? Justify your answer.</text:p>
      <text:p text:style-name="P2"/>
      <text:p text:style-name="P17">The worst-case upper bound for the problem is <text:span text:style-name="T20">Θ</text:span><text:span text:style-name="T21">(n</text:span><text:span text:style-name="T3">2.5</text:span><text:span text:style-name="T21">) </text:span><text:span text:style-name="T19">because when n is greater than </text:span><text:span text:style-name="T22">2, n</text:span><text:span text:style-name="T4">2.5</text:span><text:span text:style-name="T9"> &lt; n</text:span><text:span text:style-name="T4">2</text:span><text:span text:style-name="T9">(log(n))</text:span><text:span text:style-name="T4">3</text:span><text:span text:style-name="T9">.</text:span></text:p>
      <text:p text:style-name="P17"><text:span text:style-name="T9"/></text:p>
      <text:p text:style-name="P18"><text:span text:style-name="T8">The worst-case lower bound for the problem is </text:span><text:span text:style-name="T10">Θ</text:span><text:span text:style-name="T11">(nlog(n)) </text:span><text:span text:style-name="T8">because it has been proven an algorithm can not be faster than </text:span><text:span text:style-name="T10">Θ</text:span><text:span text:style-name="T11">(nlog(n)).</text:span></text:p>
      <text:p text:style-name="P12">Problem 2</text:p>
      <text:p text:style-name="P4">Use Strassen’s algorithm to compute the matrix product</text:p>
      <text:p text:style-name="P4">[ 1 3 ] [ 6 8 ]</text:p>
      <text:p text:style-name="P4">[ 7 5 ] [ 4 2 ]</text:p>
      <text:p text:style-name="P4">Show your work.</text:p>
      <text:p text:style-name="P2"/>
      <text:p text:style-name="P20">A = 1<text:tab/>E = 6</text:p>
      <text:p text:style-name="P20">B = 3<text:tab/>F = 8</text:p>
      <text:p text:style-name="P20">C = 7<text:tab/>G = 4</text:p>
      <text:p text:style-name="P20">D = 5<text:tab/>H = 2</text:p>
      <text:p text:style-name="P20"/>
      <text:p text:style-name="P20">P1 = A(F-H) = 1*(8-2) = 6</text:p>
      <text:p text:style-name="P20">P2 = (A+B)H = (1+3)*2 = 8</text:p>
      <text:p text:style-name="P20">P3 = (C+D)E = (7+5)*6 = 72</text:p>
      <text:p text:style-name="P20">P4 = D(G-E) = 5*(4-6) = -10</text:p>
      <text:p text:style-name="P20">P5 = (A+D)(E+H) = (1+5)*(6+2) = 48</text:p>
      <text:p text:style-name="P20">P6 = (B-D)(G+H) = (3-5)*(4+2) = -12</text:p>
      <text:p text:style-name="P20">P7 = (A-C)(E+F) = (1-7)*(6+8) = -84</text:p>
      <text:p text:style-name="P20"/>
      <text:p text:style-name="P20">R = P5 + P4 – P2 + P6 <text:span text:style-name="T23">= 48 + -10 – 8 + -12 = 18</text:span></text:p>
      <text:p text:style-name="P20">S = P1 + P2 <text:span text:style-name="T24">= 6 + 8 = 14</text:span></text:p>
      <text:p text:style-name="P20">T = P3 + P4 <text:span text:style-name="T24">= 72 + -10 = 62</text:span></text:p>
      <text:p text:style-name="P21">U = P5 + P1 - P3 – P7 <text:span text:style-name="T24">= 48 + 6 – 72 - -84 = 66</text:span></text:p>
      <text:p text:style-name="P21"/>
      <text:p text:style-name="P21"><text:span text:style-name="T25">= [ 18 14 ]</text:span></text:p>
      <text:p text:style-name="P21"><text:span text:style-name="T25"><text:s text:c="2"/>[ 62 66 ]</text:span></text:p>
      <text:p text:style-name="P12">Problem 3</text:p>
      <text:p text:style-name="P5">How would you modify Str<text:span text:style-name="T15">a</text:span>ssen’s algorithm to multiply n x n matrices in which n is not an exact power of 2? Show that the resulting algorithm runs in time<text:span text:style-name="T1"> Θ</text:span>(n<text:span text:style-name="T2">lg7</text:span><text:span text:style-name="T7">).</text:span></text:p>
      <text:p text:style-name="P2"/>
      <text:p text:style-name="P22">If n is not a power of two, we pad the missing values with rows and columns of zeroes until n is a power of two.</text:p>
      <text:p text:style-name="P22"/>
      <text:p text:style-name="P22">So if n = 3, we add an additional row and column containing zeroes. If n = 6, we add two rows and columns of zeroes so that n = 8.</text:p>
      <text:p text:style-name="P22"/>
      <text:p text:style-name="P23">The number of rows/columns that must be added will be at most:</text:p>
      <text:p text:style-name="P23"/>
      <text:p text:style-name="P24">This will occur when n = 2<text:span text:style-name="T2">x</text:span><text:span text:style-name="T7">+1 for any positive integer x. So in order to add enough rows/columns, to get to 2</text:span><text:span text:style-name="T2">x+1</text:span><text:span text:style-name="T7"> we must add 2</text:span><text:span text:style-name="T2">x+1</text:span><text:span text:style-name="T7">-(2</text:span><text:span text:style-name="T2">x</text:span><text:span text:style-name="T7">+1) rows and columns. </text:span></text:p>
      <text:p text:style-name="P23"/>
      <text:p text:style-name="P24"><text:span text:style-name="T7">2</text:span><text:span text:style-name="T2">x+1</text:span><text:span text:style-name="T7">-2</text:span><text:span text:style-name="T2">x</text:span><text:span text:style-name="T7">+1 = 2</text:span><text:span text:style-name="T2">x</text:span><text:span text:style-name="T7">(2-1)-1 = 2</text:span><text:span text:style-name="T5">x</text:span><text:span text:style-name="T12">-</text:span><text:span text:style-name="T7">1</text:span></text:p>
      <text:p text:style-name="P12">Problem 4</text:p>
      <text:p text:style-name="P6">What is the smallest possible depth of a leaf in a decision tree for a comparison sort?</text:p>
      <text:p text:style-name="P2"/>
      <text:p text:style-name="P26">The smallest possible depth of a leaf in a decision tree for comparison sort will be </text:p>
      <text:p text:style-name="P28">(n-1)!</text:p>
      <text:p text:style-name="P27">where n is the number of elements in the list.</text:p>
      <text:p text:style-name="P27"/>
      <text:p text:style-name="P29"><text:span text:style-name="T27"/></text:p>
      <text:p text:style-name="P29"><text:span text:style-name="T27"/></text:p>
      <text:p text:style-name="P29"><text:span text:style-name="T27"/></text:p>
      <text:p text:style-name="P26"/>
      <text:p text:style-name="P26"/>
      <text:p text:style-name="P25"/>
      <text:p text:style-name="P12">Problem 5</text:p>
      <text:p text:style-name="P6">Consider a 21-element array, a (1-based indexing), where all elements contain the value 1. The following code is then executed:</text:p>
      <text:p text:style-name="P7"><text:tab/></text:p>
      <text:p text:style-name="P7"><text:tab/>parallel for i = 1 to 20</text:p>
      <text:p text:style-name="P6"><text:tab/><text:tab/>a[i] = a[i] + a[i+1]</text:p>
      <text:p text:style-name="P6"/>
      <text:p text:style-name="P6">What is the largest value that a[1] can possibly have after the completion of the loop? What is the smallest value? What is the largest value that a[20] can have after the completion of the loop? What is the smallest value? Explain your reasoning in all cases.</text:p>
      <text:p text:style-name="P2"/>
      <text:p text:style-name="P2"/>
      <text:p text:style-name="P13">Problem 6</text:p>
      <text:p text:style-name="P6">Draw the computation dag that results from executing P-FIB(5). Assuming that each strand in the computation takes unit time, what are the work, span, and parallelism of the computation? Show how to schedule the dag on 3 processors using greedy scheduling by labeling each strand with the time step in which it is executed.</text:p>
      <text:p text:style-name="P6"/>
      <text:p text:style-name="P8">Compute actual integers when you analyze the work and span, using the parameter given (5). Do not analyze asymptotically, or as a function of n. Consider the black and white circles to be the strands that required one unit of time to execute.</text:p>
      <text:p text:style-name="P2"/>
      <text:p text:style-name="P26"/>
      <text:p text:style-name="P12">Problem 7</text:p>
      <text:p text:style-name="P9">Consider the following <text:span text:style-name="T16">multi-threaded</text:span> <text:span text:style-name="T16">pseudo-code</text:span> for transposing an n x n matrix A in place:</text:p>
      <text:p text:style-name="P9"/>
      <text:p text:style-name="P9">P-TRANSPOSE(A)</text:p>
      <text:p text:style-name="P9">1<text:tab/>n = A.rows</text:p>
      <text:p text:style-name="P9">2<text:tab/>parallel for j = 2 to n</text:p>
      <text:p text:style-name="P9">3<text:tab/><text:tab/>parallel for i = 1 <text:span text:style-name="T13">to j – 1</text:span></text:p>
      <text:p text:style-name="P10">4<text:tab/><text:tab/><text:tab/>exchange a<text:span text:style-name="T14">ij</text:span><text:span text:style-name="T7"> with a</text:span><text:span text:style-name="T14">ji</text:span></text:p>
      <text:p text:style-name="P14"/>
      <text:p text:style-name="P14">Analyze the work, span, and parallelism of this algorithm.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Liberation Serif1" svg:font-family="'Liberation Serif'" style:font-family-generic="roman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41:13.072000000</meta:creation-date>
    <meta:generator>LibreOffice/6.1.4.2$Windows_X86_64 LibreOffice_project/9d0f32d1f0b509096fd65e0d4bec26ddd1938fd3</meta:generator>
    <dc:date>2019-02-04T18:18:49.816000000</dc:date>
    <meta:editing-duration>PT1H15M15S</meta:editing-duration>
    <meta:editing-cycles>40</meta:editing-cycles>
    <meta:document-statistic meta:table-count="0" meta:image-count="0" meta:object-count="0" meta:page-count="7" meta:paragraph-count="64" meta:word-count="730" meta:character-count="3552" meta:non-whitespace-character-count="2868"/>
  </office:meta>
</office:document-meta>
</file>